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020000005072199A8E.gif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Novak Spring" svg:font-family="'Novak Sprin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bsendertabelle" style:family="table" style:master-page-name="Standard">
      <style:table-properties style:width="8.493cm" style:page-number="auto" table:align="left"/>
    </style:style>
    <style:style style:name="Absendertabelle.A" style:family="table-column">
      <style:table-column-properties style:column-width="8.493cm"/>
    </style:style>
    <style:style style:name="Adresstabelle" style:family="table">
      <style:table-properties style:width="8.493cm" table:align="left"/>
    </style:style>
    <style:style style:name="Adresstabelle.A" style:family="table-column">
      <style:table-column-properties style:column-width="8.493cm"/>
    </style:style>
    <style:style style:name="Präsentationstabelle" style:family="table">
      <style:table-properties style:width="7.497cm" fo:margin-left="8.504cm" fo:margin-right="0cm" table:align="margins"/>
    </style:style>
    <style:style style:name="Präsentationstabelle.A" style:family="table-column">
      <style:table-column-properties style:column-width="7.497cm" style:rel-column-width="65535*"/>
    </style:style>
    <style:style style:name="Referenztabelle" style:family="table">
      <style:table-properties style:width="10.5cm" fo:margin-left="-2.499cm" fo:margin-right="7.999cm" table:align="margins"/>
    </style:style>
    <style:style style:name="Referenztabelle.A" style:family="table-column">
      <style:table-column-properties style:column-width="2.302cm" style:rel-column-width="14366*"/>
    </style:style>
    <style:style style:name="Referenztabelle.B" style:family="table-column">
      <style:table-column-properties style:column-width="0.212cm" style:rel-column-width="1321*"/>
    </style:style>
    <style:style style:name="Referenztabelle.C" style:family="table-column">
      <style:table-column-properties style:column-width="7.987cm" style:rel-column-width="49848*"/>
    </style:style>
    <style:style style:name="Betrefftabelle" style:family="table">
      <style:table-properties style:width="18.5cm" fo:margin-left="-2.499cm" fo:margin-right="0cm" table:align="margins"/>
    </style:style>
    <style:style style:name="Betrefftabelle.A" style:family="table-column">
      <style:table-column-properties style:column-width="2.302cm" style:rel-column-width="8154*"/>
    </style:style>
    <style:style style:name="Betrefftabelle.B" style:family="table-column">
      <style:table-column-properties style:column-width="0.212cm" style:rel-column-width="749*"/>
    </style:style>
    <style:style style:name="Betrefftabelle.C" style:family="table-column">
      <style:table-column-properties style:column-width="15.986cm" style:rel-column-width="56632*"/>
    </style:style>
    <style:style style:name="P1" style:family="paragraph" style:parent-style-name="Standard">
      <style:paragraph-properties fo:margin-left="0cm" fo:margin-right="0.035cm" fo:line-height="100%" fo:text-align="end" style:justify-single-word="false" fo:text-indent="0cm" style:auto-text-indent="false"/>
      <style:text-properties fo:color="#666666" style:font-name="Arial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cm" fo:margin-right="0.035cm" fo:line-height="100%" fo:text-align="start" style:justify-single-word="false" fo:text-indent="0cm" style:auto-text-indent="false"/>
      <style:text-properties fo:color="#666666" style:font-name="Arial" fo:font-size="8pt" style:font-size-asian="8pt" style:font-size-complex="8pt"/>
    </style:style>
    <style:style style:name="P3" style:family="paragraph" style:parent-style-name="Standard">
      <style:paragraph-properties fo:margin-left="0cm" fo:margin-right="0.035cm" fo:line-height="0.406cm" fo:text-align="end" style:justify-single-word="false" fo:text-indent="0cm" style:auto-text-indent="false"/>
      <style:text-properties fo:color="#666666" style:font-name="Arial" fo:font-size="8pt" style:font-size-asian="8pt" style:font-size-complex="8pt"/>
    </style:style>
    <style:style style:name="P4" style:family="paragraph" style:parent-style-name="Standard">
      <style:text-properties style:font-name="Arial1"/>
    </style:style>
    <style:style style:name="P5" style:family="paragraph" style:parent-style-name="Table_20_Contents">
      <style:text-properties fo:color="#4c4c4c" style:font-name="Arial1" fo:font-size="8pt" style:font-name-asian="Novak Spring" style:font-size-asian="7pt" style:font-name-complex="Novak Spring" style:font-size-complex="8pt"/>
    </style:style>
    <style:style style:name="P6" style:family="paragraph" style:parent-style-name="Table_20_Contents">
      <style:text-properties style:font-name="Arial1"/>
    </style:style>
    <style:style style:name="P7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80808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variable-decls>
        <text:variable-decl office:value-type="string" text:name="Profil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T_LOGO" text:anchor-type="page" text:anchor-page-number="1" svg:x="0.101cm" svg:y="0.3cm" svg:width="20.366cm" svg:height="2.117cm" draw:z-index="1">
        <draw:image xlink:href="Pictures/10000000000003020000005072199A8E.gif" xlink:type="simple" xlink:show="embed" xlink:actuate="onLoad"/>
      </draw:frame>
      <draw:line text:anchor-type="page" text:anchor-page-number="1" draw:z-index="0" draw:style-name="gr1" draw:text-style-name="P7" svg:x1="0.582cm" svg:y1="7.521cm" svg:x2="0cm" svg:y2="7.521cm">
        <text:p/>
      </draw:line>
      <table:table table:name="Absendertabelle" table:style-name="Absendertabelle">
        <table:table-column table:style-name="Absendertabelle.A"/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</table:table>
      <table:table table:name="Adresstabelle" table:style-name="Adresstabelle">
        <table:table-column table:style-name="Adresstabelle.A"/>
        <table:table-row>
          <table:table-cell office:value-type="string">
            <text:p text:style-name="P6"/>
          </table:table-cell>
        </table:table-row>
        <table:table-row>
          <table:table-cell office:value-type="string">
            <text:p text:style-name="P6"/>
          </table:table-cell>
        </table:table-row>
        <table:table-row>
          <table:table-cell office:value-type="string">
            <text:p text:style-name="P6"/>
          </table:table-cell>
        </table:table-row>
        <table:table-row>
          <table:table-cell office:value-type="string">
            <text:p text:style-name="P6"/>
          </table:table-cell>
        </table:table-row>
        <table:table-row>
          <table:table-cell office:value-type="string">
            <text:p text:style-name="P6"/>
          </table:table-cell>
        </table:table-row>
      </table:table>
      <table:table table:name="Präsentationstabelle" table:style-name="Präsentationstabelle">
        <table:table-column table:style-name="Präsentationstabelle.A"/>
        <table:table-row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</table:table-row>
      </table:table>
      <table:table table:name="Referenztabelle" table:style-name="Referenztabelle">
        <table:table-column table:style-name="Referenztabelle.A"/>
        <table:table-column table:style-name="Referenztabelle.B"/>
        <table:table-column table:style-name="Referenztabelle.C"/>
        <table:table-row>
          <table:table-cell office:value-type="string">
            <text:p text:style-name="P3"/>
          </table:table-cell>
          <table:table-cell office:value-type="string">
            <text:p text:style-name="Table_20_Contents"/>
          </table:table-cell>
          <table:table-cell office:value-type="string">
            <text:p text:style-name="P6"/>
          </table:table-cell>
        </table:table-row>
        <table:table-row>
          <table:table-cell office:value-type="string">
            <text:p text:style-name="P3"/>
          </table:table-cell>
          <table:table-cell office:value-type="string">
            <text:p text:style-name="Table_20_Contents"/>
          </table:table-cell>
          <table:table-cell office:value-type="string">
            <text:p text:style-name="P6"/>
          </table:table-cell>
        </table:table-row>
        <table:table-row>
          <table:table-cell office:value-type="string">
            <text:p text:style-name="P3"/>
          </table:table-cell>
          <table:table-cell office:value-type="string">
            <text:p text:style-name="Table_20_Contents"/>
          </table:table-cell>
          <table:table-cell office:value-type="string">
            <text:p text:style-name="P6"/>
          </table:table-cell>
        </table:table-row>
      </table:table>
      <table:table table:name="Betrefftabelle" table:style-name="Betrefftabelle">
        <table:table-column table:style-name="Betrefftabelle.A"/>
        <table:table-column table:style-name="Betrefftabelle.B"/>
        <table:table-column table:style-name="Betrefftabelle.C"/>
        <table:table-row>
          <table:table-cell office:value-type="string">
            <text:p text:style-name="P3"/>
          </table:table-cell>
          <table:table-cell office:value-type="string">
            <text:p text:style-name="Table_20_Contents"/>
          </table:table-cell>
          <table:table-cell office:value-type="string">
            <text:p text:style-name="P6"/>
          </table:table-cell>
        </table:table-row>
        <table:table-row>
          <table:table-cell office:value-type="string">
            <text:p text:style-name="P3"/>
          </table:table-cell>
          <table:table-cell office:value-type="string">
            <text:p text:style-name="Table_20_Contents"/>
          </table:table-cell>
          <table:table-cell office:value-type="string">
            <text:p text:style-name="P6"/>
          </table:table-cell>
        </table:table-row>
      </table:table>
      <text:p text:style-name="P4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Novak Spring" svg:font-family="'Novak Sprin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ootertabelle" style:family="table">
      <style:table-properties style:width="18.701cm" fo:margin-left="-2.701cm" fo:margin-right="0cm" table:align="margins"/>
    </style:style>
    <style:style style:name="Footertabelle.A" style:family="table-column">
      <style:table-column-properties style:column-width="2.499cm" style:rel-column-width="8759*"/>
    </style:style>
    <style:style style:name="Footertabelle.B" style:family="table-column">
      <style:table-column-properties style:column-width="0.199cm" style:rel-column-width="698*"/>
    </style:style>
    <style:style style:name="Footertabelle.C" style:family="table-column">
      <style:table-column-properties style:column-width="16.002cm" style:rel-column-width="56078*"/>
    </style:style>
    <style:style style:name="Footertabelle.1" style:family="table-row">
      <style:table-row-properties style:min-row-height="0.132cm"/>
    </style:style>
    <style:style style:name="MP1" style:family="paragraph" style:parent-style-name="Standard">
      <style:paragraph-properties fo:margin-left="0cm" fo:margin-right="0.035cm" fo:line-height="100%" fo:text-align="end" style:justify-single-word="false" fo:text-indent="0cm" style:auto-text-indent="false"/>
      <style:text-properties fo:color="#666666" style:font-name="Arial" fo:font-size="8pt" fo:font-weight="bold" style:font-size-asian="8pt" style:font-weight-asian="bold" style:font-size-complex="8pt" style:font-weight-complex="bold"/>
    </style:style>
    <style:style style:name="MP2" style:family="paragraph" style:parent-style-name="Standard">
      <style:paragraph-properties fo:margin-left="0cm" fo:margin-right="0.035cm" fo:line-height="100%" fo:text-align="start" style:justify-single-word="false" fo:text-indent="0cm" style:auto-text-indent="false"/>
      <style:text-properties fo:color="#666666" style:font-name="Arial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.799cm" fo:margin-bottom="0.801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4.8cm" fo:margin-bottom="0.801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.</number:text>
      <number:month/>
      <number:text>.</number:text>
      <number:year/>
    </number:date-style>
  </office:automatic-styles>
  <office:master-styles>
    <style:master-page style:name="Standard" style:page-layout-name="Mpm1" style:next-style-name="Left_20_Page">
      <style:footer>
        <table:table table:name="Footertabelle" table:style-name="Footertabelle">
          <table:table-column table:style-name="Footertabelle.A"/>
          <table:table-column table:style-name="Footertabelle.B"/>
          <table:table-column table:style-name="Footertabelle.C"/>
          <table:table-row table:style-name="Footertabelle.1">
            <table:table-cell office:value-type="string">
              <text:p text:style-name="MP1"/>
            </table:table-cell>
            <table:table-cell office:value-type="string">
              <text:p text:style-name="MP2"/>
            </table:table-cell>
            <table:table-cell office:value-type="string">
              <text:p text:style-name="MP2">Entwurf</text:p>
            </table:table-cell>
          </table:table-row>
        </table:table>
        <text:p text:style-name="Footer"><text:bookmark text:name="telekom"/></text:p>
      </style:footer>
    </style:master-page>
    <style:master-page style:name="Landscape" style:page-layout-name="Mpm2"/>
    <style:master-page style:name="Grosser_20_Umschlag" style:display-name="Grosser Umschlag" style:page-layout-name="Mpm3" style:next-style-name="Standard">
      <style:footer>
        <text:p text:style-name="Footer"/>
      </style:footer>
    </style:master-page>
    <style:master-page style:name="Envelope" style:page-layout-name="Mpm4"/>
    <style:master-page style:name="Left_20_Page" style:display-name="Left Page" style:page-layout-name="Mpm5" style:next-style-name="Right_20_Page">
      <style:header>
        <text:p text:style-name="Header">Telekom</text:p>
        <text:p text:style-name="Header"><text:date style:data-style-name="N30" text:date-value="2013-08-14T21:44:37.99">14.08.13</text:date></text:p>
        <text:p text:style-name="Header"><text:page-number text:select-page="current"/>/<text:page-count>1</text:page-count></text:p>
      </style:header>
    </style:master-page>
    <style:master-page style:name="Right_20_Page" style:display-name="Right Page" style:page-layout-name="Mpm6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ter Apel</meta:initial-creator>
    <meta:creation-date>2010-11-20T22:59:32.37</meta:creation-date>
    <dc:date>2013-08-14T21:44:38</dc:date>
    <meta:editing-duration>PT4H45M54S</meta:editing-duration>
    <meta:editing-cycles>50</meta:editing-cycles>
    <meta:generator>LibreOffice/4.0.2.2$Linux_x86 LibreOffice_project/400m0$Build-2</meta:generator>
    <meta:printed-by>Dieter Apel</meta:printed-by>
    <meta:print-date>2010-11-25T07:39:35.96</meta:print-date>
    <dc:creator>Dieter Apel</dc:creator>
    <meta:document-statistic meta:table-count="6" meta:image-count="1" meta:object-count="0" meta:page-count="1" meta:paragraph-count="5" meta:word-count="4" meta:character-count="25" meta:non-whitespace-character-count="24"/>
  </office:meta>
</office:document-meta>
</file>